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表格1" style:family="table">
      <style:table-properties style:width="18cm" table:align="center"/>
    </style:style>
    <style:style style:name="表格1.A" style:family="table-column">
      <style:table-column-properties style:column-width="3.6cm"/>
    </style:style>
    <style:style style:name="表格1.A1" style:family="table-cell">
      <style:table-cell-properties style:vertical-align="middle" fo:padding="0.049cm" fo:border="none"/>
    </style:style>
    <style:style style:name="表格3" style:family="table">
      <style:table-properties style:width="18cm" table:align="center"/>
    </style:style>
    <style:style style:name="表格3.A" style:family="table-column">
      <style:table-column-properties style:column-width="3.6cm"/>
    </style:style>
    <style:style style:name="表格3.A1" style:family="table-cell">
      <style:table-cell-properties style:vertical-align="middle" fo:padding="0.049cm" fo:border="none"/>
    </style:style>
    <style:style style:name="表格4" style:family="table">
      <style:table-properties style:width="18cm" table:align="center"/>
    </style:style>
    <style:style style:name="表格4.A" style:family="table-column">
      <style:table-column-properties style:column-width="3.6cm"/>
    </style:style>
    <style:style style:name="表格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54pt" officeooo:paragraph-rsid="006d513d" style:font-size-asian="54pt" style:font-size-complex="54pt"/>
    </style:style>
    <style:style style:name="P3" style:family="paragraph" style:parent-style-name="Text_20_body">
      <style:paragraph-properties fo:text-align="center" style:justify-single-word="false"/>
      <style:text-properties fo:font-size="54pt" officeooo:rsid="006d513d" officeooo:paragraph-rsid="006d513d" style:font-size-asian="54pt" style:font-size-complex="54pt"/>
    </style:style>
    <style:style style:name="P4" style:family="paragraph" style:parent-style-name="Text_20_body">
      <style:paragraph-properties fo:text-align="center" style:justify-single-word="false"/>
      <style:text-properties fo:font-size="54pt" officeooo:rsid="00705529" officeooo:paragraph-rsid="006d513d" style:font-size-asian="54pt" style:font-size-complex="54pt"/>
    </style:style>
    <style:style style:name="P5" style:family="paragraph" style:parent-style-name="Text_20_body">
      <style:paragraph-properties fo:text-align="center" style:justify-single-word="false"/>
      <style:text-properties fo:font-size="54pt" officeooo:rsid="00756bc4" officeooo:paragraph-rsid="00756bc4" style:font-size-asian="54pt" style:font-size-complex="54pt"/>
    </style:style>
    <style:style style:name="P6" style:family="paragraph" style:parent-style-name="Text_20_body">
      <style:text-properties officeooo:paragraph-rsid="006d513d"/>
    </style:style>
    <style:style style:name="P7" style:family="paragraph" style:parent-style-name="Text_20_body">
      <style:text-properties officeooo:rsid="00705529" officeooo:paragraph-rsid="00705529"/>
    </style:style>
    <style:style style:name="T1" style:family="text">
      <style:text-properties officeooo:rsid="006bddcf"/>
    </style:style>
    <style:style style:name="Ru1" style:family="ruby">
      <style:ruby-properties style:ruby-align="center" style:ruby-position="below" loext:ruby-position="belo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聲母<text:span text:style-name="T1">15呼音</text:span></text:p>
      <table:table table:name="表格1" table:style-name="表格1">
        <table:table-column table:style-name="表格1.A" table:number-columns-repeated="5"/>
        <table:table-row table:style-name="TableLine140272285793568">
          <table:table-cell table:style-name="表格1.A1" office:value-type="string">
            <text:p text:style-name="P1"><text:ruby text:style-name="Ru1"><text:ruby-base>柳</text:ruby-base><text:ruby-text>l</text:ruby-text></text:ruby></text:p>
          </table:table-cell>
          <table:table-cell table:style-name="表格1.A1" office:value-type="string">
            <text:p text:style-name="P1"><text:ruby text:style-name="Ru1"><text:ruby-base>邊</text:ruby-base><text:ruby-text>p</text:ruby-text></text:ruby></text:p>
          </table:table-cell>
          <table:table-cell table:style-name="表格1.A1" office:value-type="string">
            <text:p text:style-name="P1"><text:ruby text:style-name="Ru1"><text:ruby-base>求</text:ruby-base><text:ruby-text>k</text:ruby-text></text:ruby></text:p>
          </table:table-cell>
          <table:table-cell table:style-name="表格1.A1" office:value-type="string">
            <text:p text:style-name="P1"><text:ruby text:style-name="Ru1"><text:ruby-base>去</text:ruby-base><text:ruby-text>kh</text:ruby-text></text:ruby></text:p>
          </table:table-cell>
          <table:table-cell table:style-name="表格1.A1" office:value-type="string">
            <text:p text:style-name="P1"><text:ruby text:style-name="Ru1"><text:ruby-base>地</text:ruby-base><text:ruby-text>t</text:ruby-text></text:ruby></text:p>
          </table:table-cell>
        </table:table-row>
        <table:table-row table:style-name="TableLine140272285793568">
          <table:table-cell table:style-name="表格1.A1" office:value-type="string">
            <text:p text:style-name="P1"><text:ruby text:style-name="Ru1"><text:ruby-base>頗</text:ruby-base><text:ruby-text>ph</text:ruby-text></text:ruby></text:p>
          </table:table-cell>
          <table:table-cell table:style-name="表格1.A1" office:value-type="string">
            <text:p text:style-name="P1"><text:ruby text:style-name="Ru1"><text:ruby-base>他</text:ruby-base><text:ruby-text>th</text:ruby-text></text:ruby></text:p>
          </table:table-cell>
          <table:table-cell table:style-name="表格1.A1" office:value-type="string">
            <text:p text:style-name="P1"><text:ruby text:style-name="Ru1"><text:ruby-base>曾</text:ruby-base><text:ruby-text>ch</text:ruby-text></text:ruby></text:p>
          </table:table-cell>
          <table:table-cell table:style-name="表格1.A1" office:value-type="string">
            <text:p text:style-name="P1"><text:ruby text:style-name="Ru1"><text:ruby-base>入</text:ruby-base><text:ruby-text>j</text:ruby-text></text:ruby></text:p>
          </table:table-cell>
          <table:table-cell table:style-name="表格1.A1" office:value-type="string">
            <text:p text:style-name="P1"><text:ruby text:style-name="Ru1"><text:ruby-base>時</text:ruby-base><text:ruby-text>s</text:ruby-text></text:ruby></text:p>
          </table:table-cell>
        </table:table-row>
        <table:table-row table:style-name="TableLine140272285793568">
          <table:table-cell table:style-name="表格1.A1" office:value-type="string">
            <text:p text:style-name="P1"><text:ruby text:style-name="Ru1"><text:ruby-base>英</text:ruby-base><text:ruby-text>i</text:ruby-text></text:ruby></text:p>
          </table:table-cell>
          <table:table-cell table:style-name="表格1.A1" office:value-type="string">
            <text:p text:style-name="P1"><text:ruby text:style-name="Ru1"><text:ruby-base>門</text:ruby-base><text:ruby-text>b</text:ruby-text></text:ruby></text:p>
          </table:table-cell>
          <table:table-cell table:style-name="表格1.A1" office:value-type="string">
            <text:p text:style-name="P1"><text:ruby text:style-name="Ru1"><text:ruby-base>語</text:ruby-base><text:ruby-text>g</text:ruby-text></text:ruby></text:p>
          </table:table-cell>
          <table:table-cell table:style-name="表格1.A1" office:value-type="string">
            <text:p text:style-name="P1"><text:ruby text:style-name="Ru1"><text:ruby-base>出</text:ruby-base><text:ruby-text>chh</text:ruby-text></text:ruby></text:p>
          </table:table-cell>
          <table:table-cell table:style-name="表格1.A1" office:value-type="string">
            <text:p text:style-name="P3"><text:ruby text:style-name="Ru1"><text:ruby-base>喜</text:ruby-base><text:ruby-text>h</text:ruby-text></text:ruby></text:p>
          </table:table-cell>
        </table:table-row>
      </table:table>
      <text:p text:style-name="Title">韻母<text:span text:style-name="T1">45母音</text:span></text:p>
      <table:table table:name="表格3" table:style-name="表格3">
        <table:table-column table:style-name="表格3.A" table:number-columns-repeated="5"/>
        <table:table-row table:style-name="TableLine140272285657200">
          <table:table-cell table:style-name="表格3.A1" office:value-type="string">
            <text:p text:style-name="P4"><text:ruby text:style-name="Ru1"><text:ruby-base>君</text:ruby-base><text:ruby-text>un</text:ruby-text></text:ruby></text:p>
          </table:table-cell>
          <table:table-cell table:style-name="表格3.A1" office:value-type="string">
            <text:p text:style-name="P2"><text:ruby text:style-name="Ru1"><text:ruby-base>堅</text:ruby-base><text:ruby-text>ian</text:ruby-text></text:ruby></text:p>
          </table:table-cell>
          <table:table-cell table:style-name="表格3.A1" office:value-type="string">
            <text:p text:style-name="P2"><text:ruby text:style-name="Ru1"><text:ruby-base>金</text:ruby-base><text:ruby-text>im</text:ruby-text></text:ruby></text:p>
          </table:table-cell>
          <table:table-cell table:style-name="表格3.A1" office:value-type="string">
            <text:p text:style-name="P2"><text:ruby text:style-name="Ru1"><text:ruby-base>規</text:ruby-base><text:ruby-text>ui</text:ruby-text></text:ruby></text:p>
          </table:table-cell>
          <table:table-cell table:style-name="表格3.A1" office:value-type="string">
            <text:p text:style-name="P2"><text:ruby text:style-name="Ru1"><text:ruby-base>嘉</text:ruby-base><text:ruby-text>e</text:ruby-text></text:ruby></text:p>
          </table:table-cell>
        </table:table-row>
        <table:table-row table:style-name="TableLine140272285657200">
          <table:table-cell table:style-name="表格3.A1" office:value-type="string">
            <text:p text:style-name="P2"><text:ruby text:style-name="Ru1"><text:ruby-base>干</text:ruby-base><text:ruby-text>an</text:ruby-text></text:ruby></text:p>
          </table:table-cell>
          <table:table-cell table:style-name="表格3.A1" office:value-type="string">
            <text:p text:style-name="P2"><text:ruby text:style-name="Ru1"><text:ruby-base>公</text:ruby-base><text:ruby-text>ong</text:ruby-text></text:ruby></text:p>
          </table:table-cell>
          <table:table-cell table:style-name="表格3.A1" office:value-type="string">
            <text:p text:style-name="P2"><text:ruby text:style-name="Ru1"><text:ruby-base>乖</text:ruby-base><text:ruby-text>oai</text:ruby-text></text:ruby></text:p>
          </table:table-cell>
          <table:table-cell table:style-name="表格3.A1" office:value-type="string">
            <text:p text:style-name="P2"><text:ruby text:style-name="Ru1"><text:ruby-base>經</text:ruby-base><text:ruby-text>eng</text:ruby-text></text:ruby></text:p>
          </table:table-cell>
          <table:table-cell table:style-name="表格3.A1" office:value-type="string">
            <text:p text:style-name="P3"><text:ruby text:style-name="Ru1"><text:ruby-base>觀</text:ruby-base><text:ruby-text>oan</text:ruby-text></text:ruby></text:p>
          </table:table-cell>
        </table:table-row>
      </table:table>
      <table:table table:name="表格4" table:style-name="表格4">
        <table:table-column table:style-name="表格4.A" table:number-columns-repeated="5"/>
        <table:table-row table:style-name="TableLine140272376136480">
          <table:table-cell table:style-name="表格4.A1" office:value-type="string">
            <text:p text:style-name="P5"><text:ruby text:style-name="Ru1"><text:ruby-base>沽</text:ruby-base><text:ruby-text>oo</text:ruby-text></text:ruby></text:p>
          </table:table-cell>
          <table:table-cell table:style-name="表格4.A1" office:value-type="string">
            <text:p text:style-name="P2"><text:ruby text:style-name="Ru1"><text:ruby-base>嬌</text:ruby-base><text:ruby-text>iau</text:ruby-text></text:ruby></text:p>
          </table:table-cell>
          <table:table-cell table:style-name="表格4.A1" office:value-type="string">
            <text:p text:style-name="P2"><text:ruby text:style-name="Ru1"><text:ruby-base>梔</text:ruby-base><text:ruby-text>i</text:ruby-text></text:ruby></text:p>
          </table:table-cell>
          <table:table-cell table:style-name="表格4.A1" office:value-type="string">
            <text:p text:style-name="P2"><text:ruby text:style-name="Ru1"><text:ruby-base>恭</text:ruby-base><text:ruby-text>iong</text:ruby-text></text:ruby></text:p>
          </table:table-cell>
          <table:table-cell table:style-name="表格4.A1" office:value-type="string">
            <text:p text:style-name="P2"><text:ruby text:style-name="Ru1"><text:ruby-base>高</text:ruby-base><text:ruby-text>o</text:ruby-text></text:ruby></text:p>
          </table:table-cell>
        </table:table-row>
        <table:table-row table:style-name="TableLine140272376136480">
          <table:table-cell table:style-name="表格4.A1" office:value-type="string">
            <text:p text:style-name="P2"><text:ruby text:style-name="Ru1"><text:ruby-base>皆</text:ruby-base><text:ruby-text>ai</text:ruby-text></text:ruby></text:p>
          </table:table-cell>
          <table:table-cell table:style-name="表格4.A1" office:value-type="string">
            <text:p text:style-name="P2"><text:ruby text:style-name="Ru1"><text:ruby-base>巾</text:ruby-base><text:ruby-text>in</text:ruby-text></text:ruby></text:p>
          </table:table-cell>
          <table:table-cell table:style-name="表格4.A1" office:value-type="string">
            <text:p text:style-name="P2"><text:ruby text:style-name="Ru1"><text:ruby-base>姜</text:ruby-base><text:ruby-text>iang</text:ruby-text></text:ruby></text:p>
          </table:table-cell>
          <table:table-cell table:style-name="表格4.A1" office:value-type="string">
            <text:p text:style-name="P2"><text:ruby text:style-name="Ru1"><text:ruby-base>甘</text:ruby-base><text:ruby-text>am</text:ruby-text></text:ruby></text:p>
          </table:table-cell>
          <table:table-cell table:style-name="表格4.A1" office:value-type="string">
            <text:p text:style-name="P2"><text:ruby text:style-name="Ru1"><text:ruby-base>瓜</text:ruby-base><text:ruby-text>oa</text:ruby-text></text:ruby></text:p>
          </table:table-cell>
        </table:table-row>
        <table:table-row table:style-name="TableLine140272376136480">
          <table:table-cell table:style-name="表格4.A1" office:value-type="string">
            <text:p text:style-name="P2"><text:ruby text:style-name="Ru1"><text:ruby-base>江</text:ruby-base><text:ruby-text>ang</text:ruby-text></text:ruby></text:p>
          </table:table-cell>
          <table:table-cell table:style-name="表格4.A1" office:value-type="string">
            <text:p text:style-name="P2"><text:ruby text:style-name="Ru1"><text:ruby-base>兼</text:ruby-base><text:ruby-text>iam</text:ruby-text></text:ruby></text:p>
          </table:table-cell>
          <table:table-cell table:style-name="表格4.A1" office:value-type="string">
            <text:p text:style-name="P2"><text:ruby text:style-name="Ru1"><text:ruby-base>交</text:ruby-base><text:ruby-text>au</text:ruby-text></text:ruby></text:p>
          </table:table-cell>
          <table:table-cell table:style-name="表格4.A1" office:value-type="string">
            <text:p text:style-name="P2"><text:ruby text:style-name="Ru1"><text:ruby-base>迦</text:ruby-base><text:ruby-text>ia</text:ruby-text></text:ruby></text:p>
          </table:table-cell>
          <table:table-cell table:style-name="表格4.A1" office:value-type="string">
            <text:p text:style-name="P3"><text:ruby text:style-name="Ru1"><text:ruby-base>檜</text:ruby-base><text:ruby-text>oe</text:ruby-text></text:ruby></text:p>
          </table:table-cell>
        </table:table-row>
        <text:soft-page-break/>
        <table:table-row table:style-name="TableLine140272376136480">
          <table:table-cell table:style-name="表格4.A1" office:value-type="string">
            <text:p text:style-name="P2"><text:ruby text:style-name="Ru1"><text:ruby-base>監</text:ruby-base><text:ruby-text>a</text:ruby-text></text:ruby></text:p>
          </table:table-cell>
          <table:table-cell table:style-name="表格4.A1" office:value-type="string">
            <text:p text:style-name="P2"><text:ruby text:style-name="Ru1"><text:ruby-base>龜</text:ruby-base><text:ruby-text>u</text:ruby-text></text:ruby></text:p>
          </table:table-cell>
          <table:table-cell table:style-name="表格4.A1" office:value-type="string">
            <text:p text:style-name="P2"><text:ruby text:style-name="Ru1"><text:ruby-base>膠</text:ruby-base><text:ruby-text>a</text:ruby-text></text:ruby></text:p>
          </table:table-cell>
          <table:table-cell table:style-name="表格4.A1" office:value-type="string">
            <text:p text:style-name="P2"><text:ruby text:style-name="Ru1"><text:ruby-base>居</text:ruby-base><text:ruby-text>i</text:ruby-text></text:ruby></text:p>
          </table:table-cell>
          <table:table-cell table:style-name="表格4.A1" office:value-type="string">
            <text:p text:style-name="P3"><text:ruby text:style-name="Ru1"><text:ruby-base>ㄐ</text:ruby-base><text:ruby-text>iu</text:ruby-text></text:ruby></text:p>
          </table:table-cell>
        </table:table-row>
        <table:table-row table:style-name="TableLine140272376136480">
          <table:table-cell table:style-name="表格4.A1" office:value-type="string">
            <text:p text:style-name="P2"><text:ruby text:style-name="Ru1"><text:ruby-base>更</text:ruby-base><text:ruby-text>e</text:ruby-text></text:ruby></text:p>
          </table:table-cell>
          <table:table-cell table:style-name="表格4.A1" office:value-type="string">
            <text:p text:style-name="P2"><text:ruby text:style-name="Ru1"><text:ruby-base>褌</text:ruby-base><text:ruby-text>ng</text:ruby-text></text:ruby></text:p>
          </table:table-cell>
          <table:table-cell table:style-name="表格4.A1" office:value-type="string">
            <text:p text:style-name="P2"><text:ruby text:style-name="Ru1"><text:ruby-base>茄</text:ruby-base><text:ruby-text>io</text:ruby-text></text:ruby></text:p>
          </table:table-cell>
          <table:table-cell table:style-name="表格4.A1" office:value-type="string">
            <text:p text:style-name="P2"><text:ruby text:style-name="Ru1"><text:ruby-base>薑</text:ruby-base><text:ruby-text>iu</text:ruby-text></text:ruby></text:p>
          </table:table-cell>
          <table:table-cell table:style-name="表格4.A1" office:value-type="string">
            <text:p text:style-name="P3"><text:ruby text:style-name="Ru1"><text:ruby-base>官</text:ruby-base><text:ruby-text>oa</text:ruby-text></text:ruby></text:p>
          </table:table-cell>
        </table:table-row>
        <table:table-row table:style-name="TableLine140272376136480">
          <table:table-cell table:style-name="表格4.A1" office:value-type="string">
            <text:p text:style-name="P2"><text:ruby text:style-name="Ru1"><text:ruby-base>姑</text:ruby-base><text:ruby-text>o</text:ruby-text></text:ruby></text:p>
          </table:table-cell>
          <table:table-cell table:style-name="表格4.A1" office:value-type="string">
            <text:p text:style-name="P2"><text:ruby text:style-name="Ru1"><text:ruby-base>光</text:ruby-base><text:ruby-text>oang</text:ruby-text></text:ruby></text:p>
          </table:table-cell>
          <table:table-cell table:style-name="表格4.A1" office:value-type="string">
            <text:p text:style-name="P2"><text:ruby text:style-name="Ru1"><text:ruby-base>姆</text:ruby-base><text:ruby-text>m</text:ruby-text></text:ruby></text:p>
          </table:table-cell>
          <table:table-cell table:style-name="表格4.A1" office:value-type="string">
            <text:p text:style-name="P2"><text:ruby text:style-name="Ru1"><text:ruby-base>糜</text:ruby-base><text:ruby-text>oai</text:ruby-text></text:ruby></text:p>
          </table:table-cell>
          <table:table-cell table:style-name="表格4.A1" office:value-type="string">
            <text:p text:style-name="P3"><text:ruby text:style-name="Ru1"><text:ruby-base>閒</text:ruby-base><text:ruby-text>ai</text:ruby-text></text:ruby></text:p>
          </table:table-cell>
        </table:table-row>
        <table:table-row table:style-name="TableLine140272376136480">
          <table:table-cell table:style-name="表格4.A1" office:value-type="string">
            <text:p text:style-name="P2"><text:ruby text:style-name="Ru1"><text:ruby-base>梟</text:ruby-base><text:ruby-text>iau</text:ruby-text></text:ruby></text:p>
          </table:table-cell>
          <table:table-cell table:style-name="表格4.A1" office:value-type="string">
            <text:p text:style-name="P2"><text:ruby text:style-name="Ru1"><text:ruby-base>箴</text:ruby-base><text:ruby-text>om</text:ruby-text></text:ruby></text:p>
          </table:table-cell>
          <table:table-cell table:style-name="表格4.A1" office:value-type="string">
            <text:p text:style-name="P2"><text:ruby text:style-name="Ru1"><text:ruby-base>爻</text:ruby-base><text:ruby-text>au</text:ruby-text></text:ruby></text:p>
          </table:table-cell>
          <table:table-cell table:style-name="表格4.A1" office:value-type="string">
            <text:p text:style-name="P2"><text:ruby text:style-name="Ru1"><text:ruby-base>驚</text:ruby-base><text:ruby-text>ia</text:ruby-text></text:ruby></text:p>
          </table:table-cell>
          <table:table-cell table:style-name="表格4.A1" office:value-type="string">
            <text:p text:style-name="P3"><text:ruby text:style-name="Ru1"><text:ruby-base>關</text:ruby-base><text:ruby-text>ui</text:ruby-text></text:ruby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style:contextual-spacing="false" fo:line-height="115%" fo:orphans="0" fo:widows="0" style:register-true="false" style:page-number="auto" style:snap-to-layout-grid="false"/>
      <style:text-properties fo:font-size="32pt" fo:letter-spacing="normal" style:font-name-asian="魏碑-繁" style:font-family-asian="魏碑-繁" style:font-style-name-asian="標準" style:font-pitch-asian="variable" style:font-size-asian="3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size="48pt" fo:font-weight="bold" style:font-size-asian="4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eslo LG L DZ for Powerline" fo:font-family="'Meslo LG L DZ for Powerline'" style:font-style-name="標準" style:font-pitch="variable" fo:font-size="24pt" style:text-underline-style="none" style:font-size-asian="24pt" style:font-size-complex="6pt" style:text-emphasize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6H34M9S</meta:editing-duration>
    <meta:editing-cycles>66</meta:editing-cycles>
    <meta:generator>LibreOffice/7.2.5.2$MacOSX_X86_64 LibreOffice_project/499f9727c189e6ef3471021d6132d4c694f357e5</meta:generator>
    <dc:title>我的草稿</dc:title>
    <dc:date>2022-01-26T21:31:35.359211149</dc:date>
    <meta:document-statistic meta:table-count="3" meta:image-count="0" meta:object-count="0" meta:page-count="3" meta:paragraph-count="62" meta:word-count="70" meta:character-count="72" meta:non-whitespace-character-count="72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